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7/09/2021</text:span></text:p>
      <text:p text:style-name="P9"/>
      <text:p text:style-name="P10">RECIBI CONFORME</text:p>
      <text:p text:style-name="P9"/>
      <text:p text:style-name="P11">CLIENTE: SIFUENTES RIOS MIGUEL</text:p>
      <text:p text:style-name="P12">CANT. TOTAL DE CAJAS: 6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AVO BB BLANC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32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SIFUENTES RIOS MIGUEL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7T14:44:5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